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872" officeooo:paragraph-rsid="00138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tube = “<text:a xlink:type="simple" xlink:href="https://www.youtube.com/" text:style-name="Internet_20_link" text:visited-style-name="Visited_20_Internet_20_Link">https://www.youtube.com</text:a>”, “<text:a xlink:type="simple" xlink:href="https://studio.youtube.com/" text:style-name="Internet_20_link" text:visited-style-name="Visited_20_Internet_20_Link">https://studio.youtube.com</text:a>”, “<text:a xlink:type="simple" xlink:href="https://www.youtube.com/kids/" text:style-name="Internet_20_link" text:visited-style-name="Visited_20_Internet_20_Link">https://www.youtube.com/kids/</text:a>”</text:p>
      <text:p text:style-name="P1">Reddit = “<text:a xlink:type="simple" xlink:href="https://www.reddit.com/" text:style-name="Internet_20_link" text:visited-style-name="Visited_20_Internet_20_Link">https://www.reddit.com</text:a>”, “<text:a xlink:type="simple" xlink:href="https://old.reddit.com/" text:style-name="Internet_20_link" text:visited-style-name="Visited_20_Internet_20_Link">https://old.reddit.com</text:a>”, “<text:a xlink:type="simple" xlink:href="https://new.reddit.com/" text:style-name="Internet_20_link" text:visited-style-name="Visited_20_Internet_20_Link">https://new.reddit.com</text:a>”</text:p>
      <text:p text:style-name="P1">Google = “<text:a xlink:type="simple" xlink:href="https://www.google.com/" text:style-name="Internet_20_link" text:visited-style-name="Visited_20_Internet_20_Link">https://www.google.com</text:a>”</text:p>
      <text:p text:style-name="P1">Gmail = “<text:a xlink:type="simple" xlink:href="https://mail.google.com/" text:style-name="Internet_20_link" text:visited-style-name="Visited_20_Internet_20_Link">https://mail.google.com</text:a>”</text:p>
      <text:p text:style-name="P1">DuckDuckGo = “<text:a xlink:type="simple" xlink:href="https://www.duckduckgo.com/" text:style-name="Internet_20_link" text:visited-style-name="Visited_20_Internet_20_Link">https://www.duckduckgo.com</text:a>”</text:p>
      <text:p text:style-name="P1">youtube = “<text:a xlink:type="simple" xlink:href="https://www.youtube.com/" text:style-name="Internet_20_link" text:visited-style-name="Visited_20_Internet_20_Link">https://www.youtube.com</text:a>”, “<text:a xlink:type="simple" xlink:href="https://studio.youtube.com/" text:style-name="Internet_20_link" text:visited-style-name="Visited_20_Internet_20_Link">https://studio.youtube.com</text:a>”, “<text:a xlink:type="simple" xlink:href="https://www.youtube.com/kids/" text:style-name="Internet_20_link" text:visited-style-name="Visited_20_Internet_20_Link">https://www.youtube.com/kids/</text:a></text:p>
      <text:p text:style-name="P1">reddit = “<text:a xlink:type="simple" xlink:href="https://www.reddit.com/" text:style-name="Internet_20_link" text:visited-style-name="Visited_20_Internet_20_Link">https://www.reddit.com</text:a>”, “<text:a xlink:type="simple" xlink:href="https://old.reddit.com/" text:style-name="Internet_20_link" text:visited-style-name="Visited_20_Internet_20_Link">https://old.reddit.com</text:a>”, “<text:a xlink:type="simple" xlink:href="https://new.reddit.com/" text:style-name="Internet_20_link" text:visited-style-name="Visited_20_Internet_20_Link">https://new.reddit.com</text:a>”</text:p>
      <text:p text:style-name="P1">google = “<text:a xlink:type="simple" xlink:href="https://www.google.com/" text:style-name="Internet_20_link" text:visited-style-name="Visited_20_Internet_20_Link">https://www.google.com</text:a>”</text:p>
      <text:p text:style-name="P1">gmail = “<text:a xlink:type="simple" xlink:href="https://mail.google.com/" text:style-name="Internet_20_link" text:visited-style-name="Visited_20_Internet_20_Link">https://mail.google.com</text:a>”</text:p>
      <text:p text:style-name="P1">duckduckgo = “<text:a xlink:type="simple" xlink:href="https://www.duckduckgo.com/" text:style-name="Internet_20_link" text:visited-style-name="Visited_20_Internet_20_Link">https://www.duckduckgo.com</text:a>”</text:p>
      <text:p text:style-name="P1">Duckduckgo = “<text:a xlink:type="simple" xlink:href="https://www.duckduckgo.com/" text:style-name="Internet_20_link" text:visited-style-name="Visited_20_Internet_20_Link">https://www.duckduckgo.com</text:a>”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9:52:30.319000000</meta:creation-date>
    <dc:date>2022-09-27T20:44:11.347000000</dc:date>
    <meta:editing-duration>PT41M14S</meta:editing-duration>
    <meta:editing-cycles>1</meta:editing-cycles>
    <meta:document-statistic meta:table-count="0" meta:image-count="0" meta:object-count="0" meta:page-count="1" meta:paragraph-count="11" meta:word-count="41" meta:character-count="620" meta:non-whitespace-character-count="590"/>
    <meta:generator>LibreOffice/7.3.4.2$Windows_X86_64 LibreOffice_project/728fec16bd5f605073805c3c9e7c4212a0120dc5</meta:generator>
  </office:meta>
</office:document-meta>
</file>